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office:automatic-styles>
  <office:body>
    <office:text>
      <text:p text:style-name="Normal">Writing - Second Day of Advent, 2022</text:p>
      <text:p text:style-name="Normal"/>
      <text:p text:style-name="Normal"/>
      <text:p text:style-name="Normal"/>
      <text:p text:style-name="Normal"><text:span text:style-name="T1">The Formation of Śrimat</text:span></text:p>
      <text:p text:style-name="Normal"/>
      <text:p text:style-name="Normal"/>
      <text:p text:style-name="Normal">The Dao | The Way | The Holy Spirit, in subtly distinct manners, bridges the gap between the Transcendent Mind and the Immanent Heart. The Daena, the Sambogakaya, the Ferryman, Shiva’s fifth head,....these are all angular images of the jewel; that is, until they merge into philosophy’s smooth ashlar and pass away..or rather, disappear in the Presence of Solace - the Son within that reflects the sun in the sky - The Compassionate Balance of Eternal Flame - <text:span text:style-name="T2">that</text:span> is Equanimity - Gevurah and Chesed. From the Spiritual State of Equanimity is conceived the Blessed Assurance - a Peace which surpasses all understanding..all gnosis. The Heavenly Treasure..the Gift of the Ever-Gracious Presence replaces the thorny crown of intellect with the Coronation of Wisdom, whom all Lovers of Truth revere. In the Catholic Church, Mary points us toward that same Womb of Compassion, which follows the Murder of Vairocana - or, in my particular case, the hermit’s exhale.</text:p>
      <text:p text:style-name="Normal"/>
      <text:p text:style-name="Normal"/>
      <text:p text:style-name="Normal"/>
      <text:p text:style-name="Normal">Spirituality, as far as I’m concerned, is the eternal Zoom-Out</text:p>
      <text:p text:style-name="Normal">This is my experience of The Way</text:p>
      <text:p text:style-name="Normal">The River of Transcendence</text:p>
      <text:p text:style-name="Normal">Supreme Activity as tasted through dakinis surpassed</text:p>
      <text:p text:style-name="Normal">The Mind, the Heart &amp; the Spirit of God - the spiritual heritage of man - Divine Union</text:p>
      <text:p text:style-name="Normal"/>
      <text:p text:style-name="Normal">Our souls are called female and dark</text:p>
      <text:p text:style-name="Normal">For</text:p>
      <text:p text:style-name="Normal">Omnipenetration by Light is the Transfiguration of the Son of Man</text:p>
      <text:p text:style-name="Normal">Truth is thus born unto Wisdom</text:p>
      <text:p text:style-name="Normal">Truth is the New Man, or, the New Mind</text:p>
      <text:p text:style-name="Normal"> <text:s text:c="2"/>Who loves his True Mother</text:p>
      <text:p text:style-name="Normal"> <text:s text:c="4"/>becoming on Her behalf...the Breaker of Samsara’s Shackles</text:p>
      <text:p text:style-name="Normal"> <text:s text:c="4"/>traversing waves of Freud upon the Oceanic Feeling</text:p>
      <text:p text:style-name="Normal"/>
      <text:p text:style-name="Normal">Black sheep return as Men Called unto Wisdom </text:p>
      <text:p text:style-name="Normal">They must be ever-aware of their Master</text:p>
      <text:p text:style-name="Normal"> <text:s text:c="2"/>ever entrusting the gravity of lucifer’s pride to the punishment of </text:p>
      <text:p text:style-name="Normal"> <text:s text:c="7"/>the Cross that Reforms</text:p>
      <text:p text:style-name="Normal">That selfsame Cross which bares all burdens, forevermore</text:p>
      <text:p text:style-name="Normal"> <text:s text:c="13"/>Since...quite some time ago, now</text:p>
      <text:p text:style-name="Normal"/>
      <text:p text:style-name="Normal"/>
      <text:p text:style-name="Normal"/>
      <text:p text:style-name="Normal">I do not examine ideas under mercenary microscopes, like the philosophical materialists, who think like eternally blinded utilitarians &amp; do anything that works until the most amoral among us triumph, even as hungry ghosts starve outside the gates of naraka’s princely palaces.</text:p>
      <text:p text:style-name="Normal"/>
      <text:p text:style-name="Normal">Instead </text:p>
      <text:p text:style-name="Normal"/>
      <text:p text:style-name="Normal">I have a <text:span text:style-name="T2">loving relationship</text:span> with ideas</text:p>
      <text:p text:style-name="Normal"/>
      <text:p text:style-name="Normal"/>
      <text:p text:style-name="Normal"/>
      <text:p text:style-name="Normal">I wear hostile human armor,</text:p>
      <text:p text:style-name="Normal">But the Truth is...</text:p>
      <text:p text:style-name="Normal">I have a fragile, flaming Heart</text:p>
      <text:p text:style-name="Normal">A Womb of Compassion is my refuge</text:p>
      <text:p text:style-name="Normal">I am not lost in the rift of avatars</text:p>
      <text:p text:style-name="Normal"/>
      <text:p text:style-name="Normal">My soul does not reside in that cursed noosphere of deceit</text:p>
      <text:p text:style-name="Normal"> <text:s text:c="7"/>that province of earth</text:p>
      <text:p text:style-name="Normal"> <text:s text:c="7"/>that province ruled by wisps and hungry ghosts</text:p>
      <text:p text:style-name="Normal">Instead </text:p>
      <text:p text:style-name="Normal"/>
      <text:p text:style-name="Normal">Grace bestowed from the Watery Realm</text:p>
      <text:p text:style-name="Normal"> <text:s text:c="2"/>Rains that fell through the powers of the air</text:p>
      <text:p text:style-name="Normal">To land upon my head like the trickles of John Baptist</text:p>
      <text:p text:style-name="Normal">The steam of bacchus thus created was a violet foretaste</text:p>
      <text:p text:style-name="Normal"> <text:s text:c="2"/>A redemptive increase of mana in the desert</text:p>
      <text:p text:style-name="Normal">Until I could bear the suspended pyre of Mahakala</text:p>
      <text:p text:style-name="Normal"> <text:s text:c="2"/>and face the anti-Christ in me</text:p>
      <text:p text:style-name="Normal">Like Akshobya’s mirror he stared back with rage</text:p>
      <text:p text:style-name="Normal">And I created rage in the world</text:p>
      <text:p text:style-name="Normal">For though I didn’t know it</text:p>
      <text:p text:style-name="Normal">I was arrows of rage, missing the mark</text:p>
      <text:p text:style-name="Normal"> <text:s text:c="34"/>...</text:p>
      <text:p text:style-name="Normal"> <text:s text:c="34"/>but lucifer is a fallen boy</text:p>
      <text:p text:style-name="Normal"> <text:s text:c="8"/>while I</text:p>
      <text:p text:style-name="Normal">By the Grace Bestowed of Discernment</text:p>
      <text:p text:style-name="Normal">Am a risen man</text:p>
      <text:p text:style-name="Normal"> <text:s text:c="7"/></text:p>
      <text:p text:style-name="Normal"/>
      <text:p text:style-name="Normal"/>
      <text:p text:style-name="Normal"/>
      <text:p text:style-name="Normal">Human beings - both as individual souls and as collective modes of cooperation - must spiritually evolve beyond the Private Clubs of Savvy Cavemen currently masquerading as Stewards of the Universe; for their foundations, conglomerates, and ostensibly warring governments are but vacuous parishes in the Cult of Faust; their lofty gnosis merely animates Shadows of Avaricious Conquest.</text:p>
      <text:p text:style-name="Normal"/>
      <text:p text:style-name="Normal"/>
      <text:p text:style-name="Normal"/>
      <text:p text:style-name="Normal">An answer to the Last Men:</text:p>
      <text:p text:style-name="Normal"> <text:s text:c="4"/>To live as though you have a soul grants you Life Outside of Time</text:p>
      <text:p text:style-name="Normal"> <text:s text:c="4"/>For the soul is the Jewel of Developed Faith in Wisdom’s Crown</text:p>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